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b20f7" officeooo:paragraph-rsid="001b20f7"/>
    </style:style>
    <style:style style:name="P2" style:family="paragraph" style:parent-style-name="Heading_20_1">
      <style:text-properties officeooo:rsid="001b20f7" officeooo:paragraph-rsid="001b20f7"/>
    </style:style>
    <style:style style:name="P3" style:family="paragraph" style:parent-style-name="Heading_20_1">
      <style:text-properties officeooo:rsid="001b20f7" officeooo:paragraph-rsid="001c59f1"/>
    </style:style>
    <style:style style:name="P4" style:family="paragraph" style:parent-style-name="Text_20_body">
      <style:text-properties officeooo:rsid="001c59f1" officeooo:paragraph-rsid="001c59f1"/>
    </style:style>
    <style:style style:name="P5" style:family="paragraph" style:parent-style-name="Title">
      <style:text-properties officeooo:rsid="001b20f7" officeooo:paragraph-rsid="001c59f1"/>
    </style:style>
    <style:style style:name="T1" style:family="text">
      <style:text-properties officeooo:rsid="001c59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#1: <text:span text:style-name="T1">Blackbox Test</text:span></text:p>
      <text:h text:style-name="P2" text:outline-level="1">Aim of the test: </text:h>
      <text:p text:style-name="P4">Assess the Motion-to-Photon Latency of the whole Pipeline.</text:p>
      <text:h text:style-name="P2" text:outline-level="1">Test Setup:</text:h>
      <text:p text:style-name="P4">I am going to use the LDAT device from NVIDIA to measure the MTP latency of the entire system. I do not know how it works yet, but I am working together with NVIDIA to figure that out.</text:p>
      <text:p text:style-name="P4"/>
      <text:p text:style-name="P5">Test #<text:span text:style-name="T1">2</text:span>: <text:span text:style-name="T1">Network Test</text:span></text:p>
      <text:h text:style-name="P3" text:outline-level="1">Aim of the test:</text:h>
      <text:p text:style-name="P4">Assess the delay introduced by networking components. This test will measure the server-side network, the transfer (ISP-owned) network and the client-side network as a whole.</text:p>
      <text:h text:style-name="P3" text:outline-level="1">Test Setup:</text:h>
      <text:p text:style-name="P4">I will use Wireshark to access the packages sent. By comparing the package number and time stamps, I should be able to deduce the time spent, sending packages through the network conne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09:36:14.403126983</meta:creation-date>
    <dc:date>2020-07-21T08:41:30.885482513</dc:date>
    <meta:editing-duration>PT15M45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10" meta:word-count="123" meta:character-count="704" meta:non-whitespace-character-count="590"/>
  </office:meta>
</office:document-meta>
</file>